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</text:p>
          </table:table-cell>
          <table:table-cell table:style-name="ce23" office:value-type="string" calcext:value-type="string">
            <text:p><text:span text:style-name="T4">㇆</text:span><text:span text:style-name="T2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number-columns-repeated="2"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table:number-columns-repeated="2"/>
          <table:table-cell office:value-type="string" calcext:value-type="string">
            <text:p>𠂊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艹甘</text:p>
          </table:table-cell>
          <table:table-cell table:number-columns-repeated="3"/>
          <table:table-cell office:value-type="string" calcext:value-type="string">
            <text:p><text:span text:style-name="T1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丁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/>
          <table:table-cell office:value-type="string" calcext:value-type="string">
            <text:p>亞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/>
          <table:table-cell office:value-type="string" calcext:value-type="string">
            <text:p>氏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欠旡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/>
          <table:table-cell office:value-type="string" calcext:value-type="string">
            <text:p><text:span text:style-name="T1">身</text:span>皿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𠮥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3">
          <table:table-cell table:style-name="Default" office:value-type="string" calcext:value-type="string">
            <text:p><text:span text:style-name="T1">言舌</text:span>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……鬼囟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<text:span text:style-name="T1">卩</text:span><text:span text:style-name="T2">丩</text:span><text:span text:style-name="T3">貝魚</text:span></text:p>
          </table:table-cell>
          <table:table-cell office:value-type="string" calcext:value-type="string">
            <text:p><text:span text:style-name="T5">子</text:span><text:span text:style-name="T3">巳</text:span>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业辛</text:p>
          </table:table-cell>
          <table:table-cell office:value-type="string" calcext:value-type="string">
            <text:p>凵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冫⺍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車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火亦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3"/>
          <table:table-cell office:value-type="string" calcext:value-type="string">
            <text:p>午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干</text:p>
          </table:table-cell>
          <table:table-cell table:number-columns-repeated="3"/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table:style-name="ce22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08:50:20.6839636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09:08:04.546598798</dc:date>
    <meta:editing-duration>P18DT5H17M30S</meta:editing-duration>
    <meta:editing-cycles>3729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1" meta:object-count="0"/>
  </office:meta>
</office:document-meta>
</file>